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80000000C85048F157.png"/>
  <manifest:file-entry manifest:media-type="image/png" manifest:full-path="Pictures/100000000000016400000240F08A5B52.png"/>
  <manifest:file-entry manifest:media-type="image/png" manifest:full-path="Pictures/100000000000019400000255DFFC58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ffffff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8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3" style:family="paragraph">
      <style:text-properties fo:color="#ff0000" fo:font-weight="bold" style:font-weight-asian="bold" style:font-weight-complex="bold"/>
    </style:style>
    <style:style style:name="T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s" svg:x1="8.67cm" svg:y1="2.234cm" svg:x2="6.956cm" svg:y2="2.251cm" svg:d="m8670 2234v0l-1714 17v0">
          <text:p/>
        </draw:connector>
        <draw:frame draw:style-name="gr2" draw:text-style-name="P1" draw:layer="layout" svg:width="2.362cm" svg:height="3.81cm" svg:x="1.29cm" svg:y="0.01cm">
          <draw:image xlink:href="Pictures/100000000000016400000240F08A5B52.png" xlink:type="simple" xlink:show="embed" xlink:actuate="onLoad">
            <text:p/>
          </draw:image>
        </draw:frame>
        <draw:frame draw:style-name="gr2" draw:text-style-name="P1" draw:layer="layout" svg:width="2.591cm" svg:height="3.81cm" svg:x="6.078cm" svg:y="0.01cm">
          <draw:image xlink:href="Pictures/100000000000019400000255DFFC5814.png" xlink:type="simple" xlink:show="embed" xlink:actuate="onLoad">
            <text:p/>
          </draw:image>
        </draw:frame>
        <draw:frame draw:style-name="gr3" draw:text-style-name="P2" draw:layer="layout" svg:width="1.243cm" svg:height="1.673cm" svg:x="4.266cm" svg:y="1.216cm">
          <draw:text-box>
            <text:p><text:span text:style-name="T1">+</text:span></text:p>
          </draw:text-box>
        </draw:frame>
        <draw:frame draw:style-name="gr2" draw:text-style-name="P1" draw:layer="layout" svg:width="10.947cm" svg:height="3.195cm" svg:x="0.013cm" svg:y="3.714cm">
          <draw:image xlink:href="Pictures/1000000000000280000000C85048F157.png" xlink:type="simple" xlink:show="embed" xlink:actuate="onLoad">
            <text:p/>
          </draw:image>
        </draw:frame>
        <draw:connector draw:style-name="gr1" draw:text-style-name="P1" draw:layer="layout" svg:x1="15.575cm" svg:y1="11.14cm" svg:x2="15.617cm" svg:y2="12.31cm" svg:d="m15575 11140v585h42v585">
          <text:p/>
        </draw:connector>
        <draw:frame draw:style-name="gr4" draw:text-style-name="P3" draw:layer="layout" svg:width="7.06cm" svg:height="0.962cm" svg:x="1.56cm" svg:y="3.755cm">
          <draw:text-box>
            <text:p><text:span text:style-name="T2">RGB <text:s text:c="17"/>Sha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jan Pangercic</meta:initial-creator>
    <meta:creation-date>2011-01-13T18:02:49</meta:creation-date>
    <dc:date>2011-02-13T15:34:52</dc:date>
    <dc:creator>Dejan Pangercic</dc:creator>
    <meta:editing-duration>PT02H19M36S</meta:editing-duration>
    <meta:editing-cycles>17</meta:editing-cycles>
    <meta:generator>OpenOffice.org/3.2$Unix OpenOffice.org_project/320m12$Build-9483</meta:generator>
    <meta:document-statistic meta:object-count="7"/>
  </office:meta>
</office:document-meta>
</file>